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3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6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3" style:family="paragraph">
      <loext:graphic-properties draw:fill="gradient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style:font-name="Liberation Sans" fo:font-size="12pt" fo:font-weight="normal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57cm" svg:height="2.057cm" svg:x="1.309cm" svg:y="3.6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057cm" svg:height="2.057cm" svg:x="10.709cm" svg:y="3.6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2" draw:text-style-name="P2" xml:id="id1" draw:id="id1" draw:layer="layout" svg:width="2.667cm" svg:height="1.651cm" svg:x="0.997cm" svg:y="7.9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0" draw:style-name="gr2" draw:text-style-name="P2" xml:id="id3" draw:id="id3" draw:layer="layout" svg:width="2.667cm" svg:height="1.651cm" svg:x="5.718cm" svg:y="3.8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" draw:style-name="gr2" draw:text-style-name="P2" xml:id="id5" draw:id="id5" draw:layer="layout" svg:width="2.667cm" svg:height="1.651cm" svg:x="15.118cm" svg:y="3.8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2" draw:style-name="gr2" draw:text-style-name="P2" xml:id="id6" draw:id="id6" draw:layer="layout" svg:width="2.667cm" svg:height="1.651cm" svg:x="10.418cm" svg:y="7.9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966cm" svg:x2="2.338cm" svg:y2="5.709cm" draw:start-shape="id1" draw:start-glue-point="0" draw:end-shape="id2" draw:end-glue-point="8" svg:d="M2330 7966l8-2257" svg:viewBox="0 0 9 2258">
          <text:p/>
        </draw:connector>
        <draw:connector draw:style-name="gr4" draw:text-style-name="P3" draw:layer="layout" draw:type="line" svg:x1="3.366cm" svg:y1="4.681cm" svg:x2="5.718cm" svg:y2="4.685cm" draw:start-shape="id2" draw:start-glue-point="10" draw:end-shape="id3" draw:end-glue-point="3" svg:d="M3366 4681l2352 4" svg:viewBox="0 0 2353 5">
          <text:p/>
        </draw:connector>
        <draw:connector draw:style-name="gr5" draw:text-style-name="P3" draw:layer="layout" draw:type="line" svg:x1="8.385cm" svg:y1="4.685cm" svg:x2="10.709cm" svg:y2="4.681cm" draw:start-shape="id3" draw:start-glue-point="1" draw:end-shape="id4" draw:end-glue-point="6" svg:d="M8385 4685l2324-4" svg:viewBox="0 0 2325 5">
          <text:p/>
        </draw:connector>
        <draw:connector draw:style-name="gr6" draw:text-style-name="P3" draw:layer="layout" draw:type="line" svg:x1="12.766cm" svg:y1="4.681cm" svg:x2="15.118cm" svg:y2="4.685cm" draw:start-shape="id4" draw:start-glue-point="10" draw:end-shape="id5" draw:end-glue-point="3" svg:d="M12766 4681l2352 4" svg:viewBox="0 0 2353 5">
          <text:p/>
        </draw:connector>
        <draw:connector draw:style-name="gr7" draw:text-style-name="P3" draw:layer="layout" draw:type="line" svg:x1="11.738cm" svg:y1="5.709cm" svg:x2="11.751cm" svg:y2="7.96cm" draw:start-shape="id4" draw:start-glue-point="8" draw:end-shape="id6" draw:end-glue-point="0" svg:d="M11738 5709l13 2251" svg:viewBox="0 0 14 2252">
          <text:p/>
        </draw:connector>
        <draw:connector draw:style-name="gr8" draw:text-style-name="P3" draw:layer="layout" draw:type="line" svg:x1="7.051cm" svg:y1="5.511cm" svg:x2="10.418cm" svg:y2="8.785cm" draw:start-shape="id3" draw:start-glue-point="2" draw:end-shape="id6" draw:end-glue-point="3" svg:d="M7051 5511l3367 3274" svg:viewBox="0 0 3368 3275">
          <text:p/>
        </draw:connector>
        <draw:connector draw:style-name="gr9" draw:text-style-name="P3" draw:layer="layout" draw:type="line" svg:x1="16.451cm" svg:y1="5.511cm" svg:x2="13.085cm" svg:y2="8.785cm" draw:start-shape="id5" draw:start-glue-point="2" draw:end-shape="id6" draw:end-glue-point="1" svg:d="M16451 5511l-3366 3274" svg:viewBox="0 0 3367 3275">
          <text:p/>
        </draw:connector>
        <draw:line draw:style-name="gr10" draw:text-style-name="P3" draw:layer="layout" svg:x1="4.563cm" svg:y1="2.27cm" svg:x2="4.563cm" svg:y2="9.889cm">
          <text:p/>
        </draw:line>
        <draw:frame draw:style-name="gr11" draw:text-style-name="P4" draw:layer="layout" svg:width="2.101cm" svg:height="0.725cm" svg:x="1.293cm" svg:y="2.088cm">
          <draw:text-box>
            <text:p><text:span text:style-name="T2">Foo 1..n</text:span></text:p>
          </draw:text-box>
        </draw:frame>
        <draw:frame draw:style-name="gr11" draw:text-style-name="P4" draw:layer="layout" svg:width="1.241cm" svg:height="0.725cm" svg:x="11.093cm" svg:y="2.089cm">
          <draw:text-box>
            <text:p><text:span text:style-name="T2">Bar</text:span></text:p>
          </draw:text-box>
        </draw:frame>
        <draw:connector draw:style-name="gr12" draw:text-style-name="P3" draw:layer="layout" draw:type="line" svg:x1="3.664cm" svg:y1="8.791cm" svg:x2="7.051cm" svg:y2="5.511cm" draw:start-shape="id1" draw:start-glue-point="1" draw:end-shape="id3" draw:end-glue-point="2" svg:d="M3664 8791l3387-3280" svg:viewBox="0 0 3388 3281">
          <text:p/>
        </draw:connector>
        <draw:line draw:style-name="gr13" draw:text-style-name="P3" draw:layer="layout" svg:x1="10.581cm" svg:y1="1.552cm" svg:x2="3.423cm" svg:y2="1.552cm">
          <text:p/>
        </draw:line>
        <draw:frame draw:style-name="gr14" draw:text-style-name="P4" draw:layer="layout" svg:width="1.518cm" svg:height="0.725cm" svg:x="6.396cm" svg:y="0.834cm">
          <draw:text-box>
            <text:p><text:span text:style-name="T2">Trust</text:span></text:p>
          </draw:text-box>
        </draw:frame>
      </draw:page>
      <draw:page draw:name="page2" draw:style-name="dp1" draw:master-page-name="Default">
        <draw:custom-shape draw:style-name="gr1" draw:text-style-name="P1" xml:id="id8" draw:id="id8" draw:layer="layout" svg:width="2.057cm" svg:height="2.057cm" svg:x="1.309cm" svg:y="3.6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057cm" svg:height="2.057cm" svg:x="10.709cm" svg:y="3.6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2" draw:text-style-name="P2" xml:id="id7" draw:id="id7" draw:layer="layout" svg:width="2.667cm" svg:height="1.651cm" svg:x="0.997cm" svg:y="7.9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7" draw:style-name="gr2" draw:text-style-name="P2" xml:id="id9" draw:id="id9" draw:layer="layout" svg:width="2.667cm" svg:height="1.651cm" svg:x="5.718cm" svg:y="3.8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8" draw:style-name="gr2" draw:text-style-name="P2" xml:id="id11" draw:id="id11" draw:layer="layout" svg:width="2.667cm" svg:height="1.651cm" svg:x="15.118cm" svg:y="3.8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9" draw:style-name="gr2" draw:text-style-name="P2" xml:id="id12" draw:id="id12" draw:layer="layout" svg:width="2.667cm" svg:height="1.651cm" svg:x="10.418cm" svg:y="7.9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966cm" svg:x2="2.338cm" svg:y2="5.709cm" draw:start-shape="id7" draw:start-glue-point="0" draw:end-shape="id8" draw:end-glue-point="8" svg:d="M2330 7966l8-2257" svg:viewBox="0 0 9 2258">
          <text:p/>
        </draw:connector>
        <draw:connector draw:style-name="gr4" draw:text-style-name="P3" draw:layer="layout" draw:type="line" svg:x1="3.366cm" svg:y1="4.681cm" svg:x2="5.718cm" svg:y2="4.685cm" draw:start-shape="id8" draw:start-glue-point="10" draw:end-shape="id9" draw:end-glue-point="3" svg:d="M3366 4681l2352 4" svg:viewBox="0 0 2353 5">
          <text:p/>
        </draw:connector>
        <draw:connector draw:style-name="gr5" draw:text-style-name="P3" draw:layer="layout" draw:type="line" svg:x1="8.385cm" svg:y1="4.685cm" svg:x2="10.709cm" svg:y2="4.681cm" draw:start-shape="id9" draw:start-glue-point="1" draw:end-shape="id10" draw:end-glue-point="6" svg:d="M8385 4685l2324-4" svg:viewBox="0 0 2325 5">
          <text:p/>
        </draw:connector>
        <draw:connector draw:style-name="gr6" draw:text-style-name="P3" draw:layer="layout" draw:type="line" svg:x1="12.766cm" svg:y1="4.681cm" svg:x2="15.118cm" svg:y2="4.685cm" draw:start-shape="id10" draw:start-glue-point="10" draw:end-shape="id11" draw:end-glue-point="3" svg:d="M12766 4681l2352 4" svg:viewBox="0 0 2353 5">
          <text:p/>
        </draw:connector>
        <draw:connector draw:style-name="gr7" draw:text-style-name="P3" draw:layer="layout" draw:type="line" svg:x1="11.738cm" svg:y1="5.709cm" svg:x2="11.751cm" svg:y2="7.96cm" draw:start-shape="id10" draw:start-glue-point="8" draw:end-shape="id12" draw:end-glue-point="0" svg:d="M11738 5709l13 2251" svg:viewBox="0 0 14 2252">
          <text:p/>
        </draw:connector>
        <draw:connector draw:style-name="gr8" draw:text-style-name="P3" draw:layer="layout" draw:type="line" svg:x1="7.051cm" svg:y1="5.511cm" svg:x2="10.418cm" svg:y2="8.785cm" draw:start-shape="id9" draw:start-glue-point="2" draw:end-shape="id12" draw:end-glue-point="3" svg:d="M7051 5511l3367 3274" svg:viewBox="0 0 3368 3275">
          <text:p/>
        </draw:connector>
        <draw:connector draw:style-name="gr9" draw:text-style-name="P3" draw:layer="layout" draw:type="line" svg:x1="16.451cm" svg:y1="5.511cm" svg:x2="13.085cm" svg:y2="8.785cm" draw:start-shape="id11" draw:start-glue-point="2" draw:end-shape="id12" draw:end-glue-point="1" svg:d="M16451 5511l-3366 3274" svg:viewBox="0 0 3367 3275">
          <text:p/>
        </draw:connector>
        <draw:frame draw:style-name="gr11" draw:text-style-name="P4" draw:layer="layout" svg:width="1.302cm" svg:height="0.725cm" svg:x="1.693cm" svg:y="2.088cm">
          <draw:text-box>
            <text:p><text:span text:style-name="T2">Foo</text:span></text:p>
          </draw:text-box>
        </draw:frame>
        <draw:frame draw:style-name="gr11" draw:text-style-name="P4" draw:layer="layout" svg:width="2.099cm" svg:height="0.725cm" svg:x="10.693cm" svg:y="2.089cm">
          <draw:text-box>
            <text:p><text:span text:style-name="T2">Bar 1..n</text:span></text:p>
          </draw:text-box>
        </draw:frame>
        <draw:connector draw:style-name="gr12" draw:text-style-name="P3" draw:layer="layout" draw:type="line" svg:x1="3.664cm" svg:y1="8.791cm" svg:x2="7.051cm" svg:y2="5.511cm" draw:start-shape="id7" draw:start-glue-point="1" draw:end-shape="id9" draw:end-glue-point="2" svg:d="M3664 8791l3387-3280" svg:viewBox="0 0 3388 3281">
          <text:p/>
        </draw:connector>
        <draw:line draw:style-name="gr10" draw:text-style-name="P3" draw:layer="layout" svg:x1="9.563cm" svg:y1="2.27cm" svg:x2="9.563cm" svg:y2="9.889cm">
          <text:p/>
        </draw:line>
        <draw:line draw:style-name="gr13" draw:text-style-name="P3" draw:layer="layout" svg:x1="10.581cm" svg:y1="1.552cm" svg:x2="3.423cm" svg:y2="1.552cm">
          <text:p/>
        </draw:line>
        <draw:frame draw:style-name="gr14" draw:text-style-name="P4" draw:layer="layout" svg:width="1.518cm" svg:height="0.725cm" svg:x="6.396cm" svg:y="0.834cm">
          <draw:text-box>
            <text:p><text:span text:style-name="T2">Trust</text:span></text:p>
          </draw:text-box>
        </draw:frame>
      </draw:page>
      <draw:page draw:name="page3" draw:style-name="dp1" draw:master-page-name="Default">
        <draw:custom-shape draw:style-name="gr1" draw:text-style-name="P1" xml:id="id14" draw:id="id14" draw:layer="layout" svg:width="2.057cm" svg:height="2.057cm" svg:x="1.309cm" svg:y="3.652cm">
          <text:p text:style-name="P1"><text:span text:style-name="T1">IdP+AS</text:span></text:p>
          <text:p text:style-name="P1"><text:span text:style-name="T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057cm" svg:height="2.057cm" svg:x="10.709cm" svg:y="3.652cm">
          <text:p text:style-name="P1"><text:span text:style-name="T1">AS</text:span></text:p>
          <text:p text:style-name="P1"><text:span text:style-name="T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0" draw:style-name="gr2" draw:text-style-name="P2" xml:id="id13" draw:id="id13" draw:layer="layout" svg:width="2.667cm" svg:height="1.651cm" svg:x="0.997cm" svg:y="7.966cm">
          <text:p text:style-name="P2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11" draw:style-name="gr2" draw:text-style-name="P2" xml:id="id15" draw:id="id15" draw:layer="layout" svg:width="2.667cm" svg:height="1.651cm" svg:x="5.718cm" svg:y="3.86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12" draw:style-name="gr2" draw:text-style-name="P2" xml:id="id17" draw:id="id17" draw:layer="layout" svg:width="2.667cm" svg:height="1.651cm" svg:x="15.118cm" svg:y="3.86cm">
          <text:p text:style-name="P2"><text:span text:style-name="T2">RO</text:span></text:p>
          <draw:enhanced-geometry svg:viewBox="0 0 21600 21600" draw:type="rectangle" draw:enhanced-path="M 0 0 L 21600 0 21600 21600 0 21600 0 0 Z N"/>
        </draw:custom-shape>
        <draw:custom-shape draw:name="aaa_13" draw:style-name="gr2" draw:text-style-name="P2" xml:id="id18" draw:id="id18" draw:layer="layout" svg:width="2.667cm" svg:height="1.651cm" svg:x="10.418cm" svg:y="7.96cm">
          <text:p text:style-name="P2"><text:span text:style-name="T2">R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33cm" svg:y1="7.966cm" svg:x2="2.338cm" svg:y2="5.709cm" draw:start-shape="id13" draw:start-glue-point="0" draw:end-shape="id14" draw:end-glue-point="8" svg:d="M2330 7966l8-2257" svg:viewBox="0 0 9 2258">
          <text:p/>
        </draw:connector>
        <draw:connector draw:style-name="gr4" draw:text-style-name="P3" draw:layer="layout" draw:type="line" svg:x1="3.366cm" svg:y1="4.681cm" svg:x2="5.718cm" svg:y2="4.685cm" draw:start-shape="id14" draw:start-glue-point="10" draw:end-shape="id15" draw:end-glue-point="3" svg:d="M3366 4681l2352 4" svg:viewBox="0 0 2353 5">
          <text:p/>
        </draw:connector>
        <draw:connector draw:style-name="gr5" draw:text-style-name="P3" draw:layer="layout" draw:type="line" svg:x1="8.385cm" svg:y1="4.685cm" svg:x2="10.709cm" svg:y2="4.681cm" draw:start-shape="id15" draw:start-glue-point="1" draw:end-shape="id16" draw:end-glue-point="6" svg:d="M8385 4685l2324-4" svg:viewBox="0 0 2325 5">
          <text:p/>
        </draw:connector>
        <draw:connector draw:style-name="gr6" draw:text-style-name="P3" draw:layer="layout" draw:type="line" svg:x1="12.766cm" svg:y1="4.681cm" svg:x2="15.118cm" svg:y2="4.685cm" draw:start-shape="id16" draw:start-glue-point="10" draw:end-shape="id17" draw:end-glue-point="3" svg:d="M12766 4681l2352 4" svg:viewBox="0 0 2353 5">
          <text:p/>
        </draw:connector>
        <draw:connector draw:style-name="gr7" draw:text-style-name="P3" draw:layer="layout" draw:type="line" svg:x1="11.738cm" svg:y1="5.709cm" svg:x2="11.751cm" svg:y2="7.96cm" draw:start-shape="id16" draw:start-glue-point="8" draw:end-shape="id18" draw:end-glue-point="0" svg:d="M11738 5709l13 2251" svg:viewBox="0 0 14 2252">
          <text:p/>
        </draw:connector>
        <draw:connector draw:style-name="gr8" draw:text-style-name="P3" draw:layer="layout" draw:type="line" svg:x1="7.051cm" svg:y1="5.511cm" svg:x2="10.418cm" svg:y2="8.785cm" draw:start-shape="id15" draw:start-glue-point="2" draw:end-shape="id18" draw:end-glue-point="3" svg:d="M7051 5511l3367 3274" svg:viewBox="0 0 3368 3275">
          <text:p/>
        </draw:connector>
        <draw:connector draw:style-name="gr9" draw:text-style-name="P3" draw:layer="layout" draw:type="line" svg:x1="16.451cm" svg:y1="5.511cm" svg:x2="13.085cm" svg:y2="8.785cm" draw:start-shape="id17" draw:start-glue-point="2" draw:end-shape="id18" draw:end-glue-point="1" svg:d="M16451 5511l-3366 3274" svg:viewBox="0 0 3367 3275">
          <text:p/>
        </draw:connector>
        <draw:line draw:style-name="gr10" draw:text-style-name="P3" draw:layer="layout" svg:x1="4.563cm" svg:y1="2.27cm" svg:x2="4.563cm" svg:y2="9.889cm">
          <text:p/>
        </draw:line>
        <draw:frame draw:style-name="gr11" draw:text-style-name="P4" draw:layer="layout" svg:width="2.101cm" svg:height="0.725cm" svg:x="1.293cm" svg:y="2.088cm">
          <draw:text-box>
            <text:p><text:span text:style-name="T2">Foo 1..n</text:span></text:p>
          </draw:text-box>
        </draw:frame>
        <draw:frame draw:style-name="gr11" draw:text-style-name="P4" draw:layer="layout" svg:width="2.099cm" svg:height="0.725cm" svg:x="10.693cm" svg:y="2.089cm">
          <draw:text-box>
            <text:p><text:span text:style-name="T2">Bar 1..n</text:span></text:p>
          </draw:text-box>
        </draw:frame>
        <draw:connector draw:style-name="gr12" draw:text-style-name="P3" draw:layer="layout" draw:type="line" svg:x1="3.664cm" svg:y1="8.791cm" svg:x2="7.051cm" svg:y2="5.511cm" draw:start-shape="id13" draw:start-glue-point="1" draw:end-shape="id15" draw:end-glue-point="2" svg:d="M3664 8791l3387-3280" svg:viewBox="0 0 3388 3281">
          <text:p/>
        </draw:connector>
        <draw:frame draw:style-name="gr11" draw:text-style-name="P4" draw:layer="layout" svg:width="2.55cm" svg:height="0.725cm" svg:x="5.793cm" svg:y="2.089cm">
          <draw:text-box>
            <text:p><text:span text:style-name="T2">Third </text:span><text:span text:style-name="T2">party</text:span></text:p>
          </draw:text-box>
        </draw:frame>
        <draw:line draw:style-name="gr10" draw:text-style-name="P3" draw:layer="layout" svg:x1="9.563cm" svg:y1="2.27cm" svg:x2="9.563cm" svg:y2="9.889cm">
          <text:p/>
        </draw:line>
        <draw:line draw:style-name="gr13" draw:text-style-name="P3" draw:layer="layout" svg:x1="10.58cm" svg:y1="1.552cm" svg:x2="3.422cm" svg:y2="1.552cm">
          <text:p/>
        </draw:line>
        <draw:frame draw:style-name="gr14" draw:text-style-name="P4" draw:layer="layout" svg:width="1.518cm" svg:height="0.725cm" svg:x="6.395cm" svg:y="0.834cm">
          <draw:text-box>
            <text:p><text:span text:style-name="T2">Tru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771cm" fo:page-height="10.5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1-09-08T17:09:28.203632213</dc:date>
    <dc:creator>Igor Zboran</dc:creator>
    <meta:editing-duration>P5DT19H54M34S</meta:editing-duration>
    <meta:editing-cycles>513</meta:editing-cycles>
    <meta:generator>LibreOffice/7.2.0.4$Linux_X86_64 LibreOffice_project/fa0a9af5681a0acc7909a705f92c1ada8a658552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59"/>
  </office:meta>
</office:document-meta>
</file>